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_affGrille.c</text:p>
      <text:p text:style-name="Standard">--------------------------------</text:p>
      <text:p text:style-name="Standard">cas valides<text:tab/><text:tab/>jeu de test<text:tab/><text:tab/>Résultats</text:p>
      <text:p text:style-name="Standard"/>
      <text:p text:style-name="Standard">caractere spécial<text:tab/><text:tab/>.<text:tab/><text:tab/>caractère valide</text:p>
      <text:p text:style-name="Standard">caracetere lettre min<text:tab/><text:tab/>a,b,z<text:tab/><text:tab/>caracetere valide</text:p>
      <text:p text:style-name="Standard">caracetere lettre maj<text:tab/><text:tab/>A,B,D<text:tab/><text:tab/>caracetere valide</text:p>
      <text:p text:style-name="Standard"/>
      <text:p text:style-name="Standard"/>
      <text:p text:style-name="Standard"/>
      <text:p text:style-name="Standard">cas invalides<text:tab/><text:tab/>jeu de test<text:tab/><text:tab/>Résultats</text:p>
      <text:p text:style-name="Standard"/>
      <text:p text:style-name="Standard"><text:tab/></text:p>
      <text:p text:style-name="Standard">caracetere chiffre<text:tab/><text:tab/>0,5,7<text:tab/><text:tab/>caracetere invalide</text:p>
      <text:p text:style-name="Standard">caracetere spécial </text:p>
      <text:p text:style-name="Standard">autre que '.'<text:tab/><text:tab/><text:tab/>!,?,)<text:tab/><text:tab/>caracetere invalid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4T12:02:26.35</meta:creation-date>
    <dc:date>2020-05-14T12:08:16.70</dc:date>
    <meta:editing-duration>PT5M48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1" meta:paragraph-count="11" meta:word-count="44" meta:character-count="361"/>
  </office:meta>
</office:document-meta>
</file>